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LASQUEZ ALVARADO ELE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00420929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833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LASQUEZ ALVARADO ELE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4209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8334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9927743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ARNET DE EXTRANJERIA.<text:line-break/>004209297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46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